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6000000C703D1199A.png" manifest:media-type="image/png"/>
  <manifest:file-entry manifest:full-path="Pictures/1000000100000215000000A87BF6DAE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Standard">
      <style:paragraph-properties fo:margin-top="0cm" fo:margin-bottom="0.353cm" style:contextual-spacing="false" fo:line-height="115%" style:page-number="1" fo:break-before="auto" fo:break-after="auto"/>
      <style:text-properties officeooo:rsid="0011fe1e" officeooo:paragraph-rsid="0011fe1e"/>
    </style:style>
    <style:style style:name="P2" style:family="paragraph" style:parent-style-name="Text_20_body">
      <style:text-properties officeooo:rsid="001864a3" officeooo:paragraph-rsid="001864a3"/>
    </style:style>
    <style:style style:name="P3" style:family="paragraph" style:parent-style-name="Heading_20_2">
      <style:text-properties officeooo:rsid="0018aacd" officeooo:paragraph-rsid="0018aacd"/>
    </style:style>
    <style:style style:name="P4" style:family="paragraph" style:parent-style-name="Text_20_body">
      <style:text-properties officeooo:rsid="0018aacd" officeooo:paragraph-rsid="0018aacd"/>
    </style:style>
    <style:style style:name="P5" style:family="paragraph" style:parent-style-name="Heading_20_2">
      <style:text-properties officeooo:paragraph-rsid="0018aacd"/>
    </style:style>
    <style:style style:name="P6" style:family="paragraph" style:parent-style-name="Text_20_body">
      <style:paragraph-properties fo:margin-top="0cm" fo:margin-bottom="0.353cm" style:contextual-spacing="false" fo:line-height="115%"/>
      <style:text-properties officeooo:rsid="0011fe1e" officeooo:paragraph-rsid="0018d1cd"/>
    </style:style>
    <style:style style:name="P7" style:family="paragraph" style:parent-style-name="Heading_20_3">
      <style:text-properties officeooo:rsid="0018d1cd"/>
    </style:style>
    <style:style style:name="P8" style:family="paragraph" style:parent-style-name="Text_20_body">
      <style:paragraph-properties fo:margin-top="0cm" fo:margin-bottom="0.353cm" style:contextual-spacing="false" fo:line-height="115%"/>
      <style:text-properties officeooo:rsid="0018d1cd" officeooo:paragraph-rsid="0018d1cd"/>
    </style:style>
    <style:style style:name="P9" style:family="paragraph" style:parent-style-name="Text_20_body">
      <style:paragraph-properties fo:margin-top="0cm" fo:margin-bottom="0.353cm" style:contextual-spacing="false" fo:line-height="115%"/>
      <style:text-properties officeooo:rsid="001d3b14" officeooo:paragraph-rsid="001d3b14"/>
    </style:style>
    <style:style style:name="P10" style:family="paragraph" style:parent-style-name="Heading_20_3">
      <style:text-properties officeooo:rsid="001bad4d"/>
    </style:style>
    <style:style style:name="P11" style:family="paragraph" style:parent-style-name="Text_20_body">
      <style:text-properties officeooo:rsid="001864a3" officeooo:paragraph-rsid="00193a9d"/>
    </style:style>
    <style:style style:name="P12" style:family="paragraph" style:parent-style-name="Text_20_body">
      <style:paragraph-properties fo:margin-top="0cm" fo:margin-bottom="0.353cm" style:contextual-spacing="false" fo:line-height="115%"/>
      <style:text-properties officeooo:rsid="0011fe1e" officeooo:paragraph-rsid="00193a9d"/>
    </style:style>
    <style:style style:name="P13" style:family="paragraph" style:parent-style-name="Text_20_body">
      <style:paragraph-properties fo:margin-top="0cm" fo:margin-bottom="0.353cm" style:contextual-spacing="false" fo:line-height="115%"/>
      <style:text-properties officeooo:rsid="0018d1cd" officeooo:paragraph-rsid="00193a9d"/>
    </style:style>
    <style:style style:name="P14" style:family="paragraph" style:parent-style-name="Text_20_body">
      <style:text-properties officeooo:rsid="00219010" officeooo:paragraph-rsid="00219010"/>
    </style:style>
    <style:style style:name="P15" style:family="paragraph" style:parent-style-name="Heading_20_2">
      <style:text-properties officeooo:rsid="00239b63" officeooo:paragraph-rsid="00239b63"/>
    </style:style>
    <style:style style:name="P16" style:family="paragraph" style:parent-style-name="Text_20_body">
      <style:text-properties officeooo:rsid="00239b63" officeooo:paragraph-rsid="00239b63"/>
    </style:style>
    <style:style style:name="P17" style:family="paragraph" style:parent-style-name="Text_20_body">
      <style:text-properties officeooo:rsid="001e9645" officeooo:paragraph-rsid="00219010"/>
    </style:style>
    <style:style style:name="P18" style:family="paragraph" style:parent-style-name="Text_20_body" style:list-style-name="L1">
      <style:text-properties officeooo:rsid="00219010" officeooo:paragraph-rsid="00219010"/>
    </style:style>
    <style:style style:name="P19" style:family="paragraph" style:parent-style-name="Text_20_body" style:list-style-name="L1">
      <style:text-properties officeooo:rsid="001e9645" officeooo:paragraph-rsid="0022451a"/>
    </style:style>
    <style:style style:name="P20" style:family="paragraph" style:parent-style-name="Text_20_body" style:list-style-name="L1">
      <style:text-properties officeooo:rsid="001e9645" officeooo:paragraph-rsid="00219010"/>
    </style:style>
    <style:style style:name="P21" style:family="paragraph" style:parent-style-name="Heading_20_3">
      <style:text-properties officeooo:paragraph-rsid="0024f44f"/>
    </style:style>
    <style:style style:name="P22" style:family="paragraph" style:parent-style-name="Heading_20_3">
      <style:text-properties officeooo:rsid="0022451a" officeooo:paragraph-rsid="0024f44f"/>
    </style:style>
    <style:style style:name="P23" style:family="paragraph" style:parent-style-name="Text_20_body" style:list-style-name="L2">
      <style:text-properties officeooo:rsid="0022451a" officeooo:paragraph-rsid="0024f44f"/>
    </style:style>
    <style:style style:name="P24" style:family="paragraph" style:parent-style-name="Text_20_body">
      <style:text-properties officeooo:rsid="0024f44f" officeooo:paragraph-rsid="0024f44f"/>
    </style:style>
    <style:style style:name="P25" style:family="paragraph" style:parent-style-name="Text_20_body" style:list-style-name="L3">
      <style:text-properties officeooo:rsid="0024f44f" officeooo:paragraph-rsid="0024f44f"/>
    </style:style>
    <style:style style:name="P26" style:family="paragraph" style:parent-style-name="Text_20_body" style:list-style-name="L3">
      <style:text-properties officeooo:paragraph-rsid="0024f44f"/>
    </style:style>
    <style:style style:name="P27" style:family="paragraph" style:parent-style-name="Text_20_body" style:list-style-name="L4">
      <style:text-properties officeooo:rsid="00219010" officeooo:paragraph-rsid="00219010"/>
    </style:style>
    <style:style style:name="P28" style:family="paragraph" style:parent-style-name="Text_20_body">
      <style:text-properties officeooo:rsid="0022451a" officeooo:paragraph-rsid="00219010"/>
    </style:style>
    <style:style style:name="P29" style:family="paragraph" style:parent-style-name="Text_20_body">
      <style:text-properties officeooo:rsid="0015acb6" officeooo:paragraph-rsid="0015acb6"/>
    </style:style>
    <style:style style:name="T1" style:family="text">
      <style:text-properties officeooo:rsid="0018d1cd"/>
    </style:style>
    <style:style style:name="T2" style:family="text">
      <style:text-properties officeooo:rsid="001864a3"/>
    </style:style>
    <style:style style:name="T3" style:family="text">
      <style:text-properties officeooo:rsid="002a0c12"/>
    </style:style>
    <style:style style:name="T4" style:family="text">
      <style:text-properties officeooo:rsid="0024f44f"/>
    </style:style>
    <style:style style:name="T5" style:family="text">
      <style:text-properties officeooo:rsid="00219010"/>
    </style:style>
    <style:style style:name="T6" style:family="text">
      <style:text-properties officeooo:rsid="001d3b14"/>
    </style:style>
    <style:style style:name="T7" style:family="text">
      <style:text-properties officeooo:rsid="00239b63"/>
    </style:style>
    <style:style style:name="T8" style:family="text">
      <style:text-properties officeooo:rsid="0018aacd"/>
    </style:style>
    <style:style style:name="T9" style:family="text">
      <style:text-properties officeooo:rsid="0026b043"/>
    </style:style>
    <style:style style:name="T10" style:family="text">
      <style:text-properties officeooo:rsid="002dd6a3"/>
    </style:style>
    <style:style style:name="T11" style:family="text">
      <style:text-properties officeooo:rsid="001bad4d"/>
    </style:style>
    <style:style style:name="T12" style:family="text">
      <style:text-properties officeooo:rsid="0027f145"/>
    </style:style>
    <style:style style:name="T13" style:family="text">
      <style:text-properties officeooo:rsid="0022451a"/>
    </style:style>
    <style:style style:name="T14" style:family="text">
      <style:text-properties officeooo:rsid="002be6bf"/>
    </style:style>
    <style:style style:name="T15" style:family="text">
      <style:text-properties style:text-underline-style="solid" style:text-underline-width="auto" style:text-underline-color="font-color" officeooo:rsid="002245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at <text:span text:style-name="T1">09</text:span>: <text:span text:style-name="T2">John the ripper</text:span></text:p>
      <text:h text:style-name="Heading_20_2" text:outline-level="2">Introducció</text:h>
      <text:p text:style-name="P2">John the ripper és una eina de auditoria de contrasenyes molt potent, i en aquesta pràctica aprendrem a fer-la servir de forma introductòria.</text:p>
      <text:h text:style-name="P3" text:outline-level="2">Prerequisits</text:h>
      <text:p text:style-name="P2">Instal·la john the ripper jumbo a la teva plataforma (Win, Linux <text:span text:style-name="T3">o</text:span> MacOS) descarregant-lo de <text:a xlink:type="simple" xlink:href="https://www.openwall.com/john/" text:style-name="Internet_20_link" text:visited-style-name="Visited_20_Internet_20_Link">https://www.openwall.com/john/</text:a>.</text:p>
      <text:p text:style-name="P4">Si utilitzes Windows, instal·la <text:span text:style-name="T4">P</text:span>erl des de: <text:a xlink:type="simple" xlink:href="https://strawberryperl.com/" text:style-name="Internet_20_link" text:visited-style-name="Visited_20_Internet_20_Link">https://strawberryperl.com/</text:a>, <text:span text:style-name="T5">i instal·la també el Python des de: </text:span><text:a xlink:type="simple" xlink:href="https://www.python.org/downloads/windows/" text:style-name="Internet_20_link" text:visited-style-name="Visited_20_Internet_20_Link"><text:span text:style-name="T5">https://www.python.org/downloads/windows/</text:span></text:a></text:p>
      <text:h text:style-name="P5" text:outline-level="2">Enunciat</text:h>
      <text:p text:style-name="P6"><text:span text:style-name="T2">Trenca les contrasenyes en diferent formats seguint el que s’indica a continuació. </text:span><text:span text:style-name="T6">Pren dades de contrasenyes/segon i temps total del que triga cada un per fer una taula després de resum i comentar els resultats </text:span><text:span text:style-name="T4">contestant les qüestions plantejades</text:span><text:span text:style-name="T6">.</text:span></text:p>
      <text:h text:style-name="Heading_20_2" text:outline-level="2"><text:span text:style-name="T7">1. </text:span>Part pràctica</text:h>
      <text:h text:style-name="P7" text:outline-level="3">7zip</text:h>
      <text:p text:style-name="P2"><text:span text:style-name="T6">A) </text:span>Descarrega l’arxiu comprimit <text:span text:style-name="T1">i xifrat</text:span> <text:a xlink:type="simple" xlink:href="https://drive.google.com/file/d/12I_UcT5Qp-yFs9RByPN3PTyWlUmlZ4kA/view?usp=sharing" text:style-name="Internet_20_link" text:visited-style-name="Visited_20_Internet_20_Link"><text:span text:style-name="T8">10-cheat.7z</text:span></text:a></text:p>
      <text:p text:style-name="P8">Investiga com trencar la contrasenya i fes-ho (pista 7z2john.pl) mentre estigui treballant john the ripper, pulsa l’espai al teclat i pren nota dels p/s que és capaç de provar. </text:p>
      <text:p text:style-name="P8">Mira també el temps total que ha trigat en trencar-lo.</text:p>
      <text:p text:style-name="P9">B) Descarrega l’arxiu comprimit i xifrat <text:a xlink:type="simple" xlink:href="https://drive.google.com/file/d/1SiEcMavQOTavc6MQOC_YkAjGzgnaQ_ok/view?usp=sharing" text:style-name="Internet_20_link" text:visited-style-name="Visited_20_Internet_20_Link">10-cheat_per.7z</text:a></text:p>
      <text:p text:style-name="P9">Utilitza el mateix sistema que abans per trencar la contrasenya de l’arxiu. (Recorda polsar espai cada <text:span text:style-name="T9">pocs</text:span> segons i mesura el temps total)</text:p>
      <text:h text:style-name="P10" text:outline-level="3">Office</text:h>
      <text:p text:style-name="P11"><text:span text:style-name="T6">A) </text:span>Descarrega l’arxiu <text:span text:style-name="T1">xifrat </text:span><text:a xlink:type="simple" xlink:href="https://docs.google.com/document/d/1iMslf8u5YWm5EgBIOOCUzaR93B_bf-NE/edit?usp=sharing&amp;ouid=117042063268986873108&amp;rtpof=true&amp;sd=true" text:style-name="Internet_20_link" text:visited-style-name="Visited_20_Internet_20_Link"><text:span text:style-name="T10">10-password1.docx</text:span></text:a></text:p>
      <text:p text:style-name="P12"><text:span text:style-name="T1">Investiga com trencar la contrasenya i fes-ho (pista </text:span><text:span text:style-name="T11">libreoffice2john.py</text:span><text:span text:style-name="T1">) mentre estigui treballant john the ripper, pulsa l’espai al teclat i pren nota dels p/s que és capaç de provar. </text:span></text:p>
      <text:p text:style-name="P13">Mira també el temps total que ha trigat en trencar-lo.</text:p>
      <text:p text:style-name="P9"><text:soft-page-break/>B) Descarrega l’arxiu xifrat <text:a xlink:type="simple" xlink:href="https://docs.google.com/document/d/1TPwXhVPbswq56MhVwzAjkuNLerIqqA4j/edit?usp=sharing&amp;ouid=117042063268986873108&amp;rtpof=true&amp;sd=true" text:style-name="Internet_20_link" text:visited-style-name="Visited_20_Internet_20_Link"><text:span text:style-name="T10">10-password2.docx</text:span></text:a></text:p>
      <text:p text:style-name="P9">Utilitza el mateix sistema que abans per trencar la contrasenya de l’arxiu. (Recorda polsar espai cada <text:span text:style-name="T9">pocs</text:span> segons i mesura el temps total)</text:p>
      <text:h text:style-name="Heading_20_3" text:outline-level="3">Windows</text:h>
      <text:p text:style-name="P14">Descarregat el fitxer de hashes de windows comprimit però no xifrat <text:a xlink:type="simple" xlink:href="https://drive.google.com/file/d/1GnSQwDmRgBu5lLnx0-BWp99xKE2wTBVe/view?usp=sharing" text:style-name="Internet_20_link" text:visited-style-name="Visited_20_Internet_20_Link">10-vbox.7z</text:a>. L’arxiu <text:span text:style-name="T7">contingut dins del comprimit</text:span> conté diversos <text:span text:style-name="T7">hashos de </text:span>comptes estandard de windows i un compte d’usuari anomenat vboxuser.</text:p>
      <text:p text:style-name="P14"><text:span text:style-name="T7">Descomprimeix-lo i treu l’arxiu de hashos de windows que conté. Després t</text:span>renca la contrasenya del compte d’usuari i mesura el temps empleat en el procés. <text:span text:style-name="T7">Una vegada l’hagi trobat i </text:span>mentre intenta treure les contrasenyes dels comptes per defecte de windows, polsa l’espai per veure a quina velocitat calcula els passwords/segon i quan ho hagis fet un parell de vegades pulsa control+c per acabar <text:span text:style-name="T3">(no cal trencar els dels comptes estàndard de windows)</text:span>.</text:p>
      <text:h text:style-name="P15" text:outline-level="2">2. Part teòrica</text:h>
      <text:p text:style-name="P16">Crea la taula comparativa i contesta les qüestions que es plantegen.</text:p>
      <text:h text:style-name="Heading_20_3" text:outline-level="3">Taula comparativa</text:h>
      <text:p text:style-name="P17">Fes una taula comparativa amb </text:p>
      <text:list text:style-name="L1">
        <text:list-item>
          <text:p text:style-name="P18">El tipus de contrasenya a trencada.</text:p>
        </text:list-item>
        <text:list-item>
          <text:p text:style-name="P19"><text:span text:style-name="T5">L</text:span>es contrasenyes per segon <text:span text:style-name="T12">mitjanes</text:span> que han fet cada intent</text:p>
        </text:list-item>
        <text:list-item>
          <text:p text:style-name="P19"><text:span text:style-name="T13">La contrasenya que ha trobat</text:span> </text:p>
        </text:list-item>
        <text:list-item>
          <text:p text:style-name="P20">i el temps total de cada intent.</text:p>
        </text:list-item>
      </text:list>
      <text:h text:style-name="P21" text:outline-level="3"/>
      <text:h text:style-name="P22" text:outline-level="3">Qüestions teòriques</text:h>
      <text:list text:style-name="L2">
        <text:list-item>
          <text:p text:style-name="P23">Com has fet per obtenir els hash dels *.7z?</text:p>
          <text:p text:style-name="P23"/>
        </text:list-item>
        <text:list-item>
          <text:p text:style-name="P23">Com has fet per obtenir els hash dels *.odt?</text:p>
          <text:p text:style-name="P23"/>
        </text:list-item>
        <text:list-item>
          <text:p text:style-name="P23">Com creus que es fa per obtenir els hash de <text:span text:style-name="T14">un ordinador amb </text:span>Windows?</text:p>
          <text:p text:style-name="P23"/>
        </text:list-item>
        <text:list-item>
          <text:p text:style-name="P23">Creus que eines com JTRipper són útils només per a pirates i hackers o també per als administradors de sistemes?. Per què?</text:p>
          <text:p text:style-name="P23"><text:soft-page-break/></text:p>
        </text:list-item>
      </text:list>
      <text:h text:style-name="Heading_20_3" text:outline-level="3">Conclusions</text:h>
      <text:p text:style-name="P24">S’han triat contrasenyes en tots els casos que són ràpides de trobar per part del JTRipper. </text:p>
      <text:list text:style-name="L3">
        <text:list-item>
          <text:p text:style-name="P25">Per què creus que s’han triat aquestes contrasenyes <text:span text:style-name="T3">i no unes de 10 caràcters o més</text:span>?</text:p>
          <text:p text:style-name="P26"/>
        </text:list-item>
      </text:list>
      <text:list text:style-name="L4">
        <text:list-item>
          <text:p text:style-name="P27">Quin és el xifrat més segur dels que has provat. Per què?</text:p>
          <text:p text:style-name="P27"/>
        </text:list-item>
        <text:list-item>
          <text:p text:style-name="P27">Quin és el mètode de xifrat més feble dels que has provat. Per què?</text:p>
        </text:list-item>
      </text:list>
      <text:p text:style-name="P28"/>
      <text:h text:style-name="Heading_20_2" text:outline-level="2">Lliurament</text:h>
      <text:p text:style-name="P29">Heu de <text:span text:style-name="T13">lliurar aquest document amb les contestacions </text:span><text:span text:style-name="T15">en color blau</text:span><text:span text:style-name="T13"> i en format </text:span><text:span text:style-name="T15">pdf</text:span><text:span text:style-name="T13"> amb el format Act09-cognoms_noms.pdf </text:span><text:span text:style-name="T14">al moodle del mòdu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margin-top="0cm" fo:margin-bottom="0cm" style:contextual-spacing="false" fo:line-height="115%" fo:text-align="justify" style:justify-single-word="false" fo:orphans="0" fo:widows="0" style:writing-mode="lr-tb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bullet text:level="1" text:style-name="ListLabel_20_6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c5d8" officeooo:paragraph-rsid="000bc5d8"/>
    </style:style>
    <style:style style:name="MP2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0.134cm" svg:y="-0.596cm" svg:width="3.653cm" svg:height="1.152cm" draw:z-index="2"><draw:image xlink:href="Pictures/1000000100000215000000A87BF6DAEF.png" xlink:type="simple" xlink:show="embed" xlink:actuate="onLoad" draw:mime-type="image/png"/></draw:frame><draw:frame draw:style-name="Mfr1" draw:name="Imagen2" text:anchor-type="char" svg:x="12.82cm" svg:y="-0.697cm" svg:width="3.898cm" svg:height="1.334cm" draw:z-index="5"><draw:image xlink:href="Pictures/1000000100000246000000C703D1199A.png" xlink:type="simple" xlink:show="embed" xlink:actuate="onLoad" draw:mime-type="image/png"/></draw:frame></text:p>
      </style:header>
      <style:footer>
        <text:p text:style-name="MP2"><text:s/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6:12:20.298000000</meta:creation-date>
    <dc:title>ITICBCN-Activitat</dc:title>
    <meta:editing-duration>PT22H40M46S</meta:editing-duration>
    <meta:editing-cycles>12</meta:editing-cycles>
    <meta:generator>LibreOffice/24.8.3.2$Windows_X86_64 LibreOffice_project/48a6bac9e7e268aeb4c3483fcf825c94556d9f92</meta:generator>
    <dc:date>2024-11-27T20:39:24.591000000</dc:date>
    <meta:document-statistic meta:table-count="0" meta:image-count="2" meta:object-count="0" meta:page-count="3" meta:paragraph-count="51" meta:word-count="568" meta:character-count="3433" meta:non-whitespace-character-count="2921"/>
    <meta:template xlink:type="simple" xlink:actuate="onRequest" xlink:title="ITICBCN-Activitat" xlink:href="../../AppData/Roaming/LibreOffice/4/user/template/ITICBCN-Activitat.ott" meta:date="2024-11-25T16:12:20.157000000"/>
  </office:meta>
</office:document-meta>
</file>